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CPClient.setEolByte( int eol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CPClient.teardow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CPClient.getEol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CPClient.setup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